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cc0c"/>
    </style:style>
    <style:style style:name="P2" style:family="paragraph" style:parent-style-name="Standard">
      <style:text-properties officeooo:paragraph-rsid="001c6540"/>
    </style:style>
    <style:style style:name="P3" style:family="paragraph" style:parent-style-name="Standard">
      <style:text-properties officeooo:paragraph-rsid="001f10ca"/>
    </style:style>
    <style:style style:name="P4" style:family="paragraph" style:parent-style-name="Standard">
      <style:text-properties officeooo:paragraph-rsid="002020ae"/>
    </style:style>
    <style:style style:name="P5" style:family="paragraph" style:parent-style-name="Standard" style:list-style-name="L1">
      <style:text-properties officeooo:paragraph-rsid="0016cc0c"/>
    </style:style>
    <style:style style:name="P6" style:family="paragraph" style:parent-style-name="Standard" style:list-style-name="L2">
      <style:text-properties officeooo:paragraph-rsid="001a0b23"/>
    </style:style>
    <style:style style:name="P7" style:family="paragraph" style:parent-style-name="Standard" style:list-style-name="L2">
      <style:text-properties officeooo:paragraph-rsid="001a8ba1"/>
    </style:style>
    <style:style style:name="P8" style:family="paragraph" style:parent-style-name="Standard" style:list-style-name="L2">
      <style:text-properties officeooo:paragraph-rsid="001c6540"/>
    </style:style>
    <style:style style:name="P9" style:family="paragraph" style:parent-style-name="Standard" style:list-style-name="L3">
      <style:text-properties officeooo:paragraph-rsid="001c6540"/>
    </style:style>
    <style:style style:name="P10" style:family="paragraph" style:parent-style-name="Standard" style:list-style-name="L4">
      <style:text-properties officeooo:paragraph-rsid="001c6540"/>
    </style:style>
    <style:style style:name="P11" style:family="paragraph" style:parent-style-name="Standard" style:list-style-name="L5">
      <style:text-properties officeooo:paragraph-rsid="002020ae"/>
    </style:style>
    <style:style style:name="P12" style:family="paragraph" style:parent-style-name="Standard" style:list-style-name="L6">
      <style:text-properties officeooo:paragraph-rsid="002020ae"/>
    </style:style>
    <style:style style:name="P13" style:family="paragraph" style:parent-style-name="Standard" style:list-style-name="L7">
      <style:text-properties officeooo:paragraph-rsid="002020ae"/>
    </style:style>
    <style:style style:name="P14" style:family="paragraph" style:parent-style-name="Standard">
      <style:text-properties officeooo:paragraph-rsid="002020ae"/>
    </style:style>
    <style:style style:name="T1" style:family="text">
      <style:text-properties officeooo:rsid="003697c2"/>
    </style:style>
    <style:style style:name="T2" style:family="text">
      <style:text-properties officeooo:rsid="0018a424"/>
    </style:style>
    <style:style style:name="T3" style:family="text">
      <style:text-properties officeooo:rsid="001a0b23"/>
    </style:style>
    <style:style style:name="T4" style:family="text">
      <style:text-properties officeooo:rsid="001c6540"/>
    </style:style>
    <style:style style:name="T5" style:family="text">
      <style:text-properties officeooo:rsid="001e088a"/>
    </style:style>
    <style:style style:name="T6" style:family="text">
      <style:text-properties officeooo:rsid="001f10ca"/>
    </style:style>
    <style:style style:name="T7" style:family="text">
      <style:text-properties officeooo:rsid="002020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供应商信息管理</text:p>
      <text:p text:style-name="P1"><text:tab/>导航<text:span text:style-name="T1">下拉名_1:供应商管理</text:span></text:p>
      <text:p text:style-name="P1"><text:tab/><text:tab/>导航<text:span text:style-name="T1">名_1:供应商基本信息管理</text:span></text:p>
      <text:p text:style-name="P1"><text:tab/><text:tab/><text:tab/>功能名_<text:span text:style-name="T2">1:列表 功能类型:网格</text:span></text:p>
      <text:list xml:id="list8751482859419306652" text:style-name="L1">
        <text:list-item>
          <text:p text:style-name="P5"><text:bookmark-start text:name="__DdeLink__1777_67603101"/>字段名:供应商编号</text:p>
        </text:list-item>
        <text:list-item>
          <text:p text:style-name="P5">字段名:供应商地区</text:p>
        </text:list-item>
        <text:list-item>
          <text:p text:style-name="P5">字段名:供应商名称</text:p>
        </text:list-item>
        <text:list-item>
          <text:p text:style-name="P5">字段名:供应商类型</text:p>
        </text:list-item>
        <text:list-item>
          <text:p text:style-name="P5">字段名:经营范围</text:p>
        </text:list-item>
        <text:list-item>
          <text:p text:style-name="P5">字段名:主要产品和服务</text:p>
        </text:list-item>
        <text:list-item>
          <text:p text:style-name="P5">字段名:业务联系人</text:p>
        </text:list-item>
        <text:list-item>
          <text:p text:style-name="P5">字段名:职务</text:p>
        </text:list-item>
        <text:list-item>
          <text:p text:style-name="P5">字段名:联系电话</text:p>
        </text:list-item>
        <text:list-item>
          <text:p text:style-name="P5">字段名:邮箱</text:p>
        </text:list-item>
        <text:list-item>
          <text:p text:style-name="P5">字段名:传真</text:p>
        </text:list-item>
        <text:list-item>
          <text:p text:style-name="P5">字段名:信息完成度</text:p>
        </text:list-item>
        <text:list-item>
          <text:p text:style-name="P5">字段名:营业执照附件<text:bookmark-end text:name="__DdeLink__1777_67603101"/></text:p>
        </text:list-item>
      </text:list>
      <text:p text:style-name="P1"><text:tab/><text:tab/><text:tab/>功能名_<text:span text:style-name="T3">2:添加 功能类型:编辑</text:span></text:p>
      <text:list xml:id="list6272110806262614483" text:style-name="L2">
        <text:list-item>
          <text:p text:style-name="P6">字段名:供应商地区 标签类型:单选框 必填 可填写</text:p>
        </text:list-item>
        <text:list-item>
          <text:p text:style-name="P6">字段名:供应商名称<text:bookmark-start text:name="__DdeLink__1781_67603101"/> 标签类型:<text:bookmark-end text:name="__DdeLink__1781_67603101"/>文本框 必填</text:p>
        </text:list-item>
        <text:list-item>
          <text:p text:style-name="P7">字段名:供应商类型 标签类型:单选框 必填 不可填写</text:p>
        </text:list-item>
        <text:list-item>
          <text:p text:style-name="P8">字段名:经营范围 <text:s/>标签类型:文本框 必填</text:p>
        </text:list-item>
        <text:list-item>
          <text:p text:style-name="P8">字段名:主要产品和服务 <text:s/>标签类型:文本框 非必填</text:p>
        </text:list-item>
        <text:list-item>
          <text:p text:style-name="P8">字段名:业务联系人 <text:s/>标签类型:文本框 必填</text:p>
        </text:list-item>
        <text:list-item>
          <text:p text:style-name="P8">字段名:职务 <text:s/>标签类型:文本框 必填</text:p>
        </text:list-item>
        <text:list-item>
          <text:p text:style-name="P8">字段名:联系电话 <text:s/>标签类型:文本框 必填</text:p>
        </text:list-item>
        <text:list-item>
          <text:p text:style-name="P8">字段名:邮箱 <text:s/>标签类型:文本框 非必填</text:p>
        </text:list-item>
        <text:list-item>
          <text:p text:style-name="P8">字段名:传真 <text:s/>标签类型:文本框 非必填</text:p>
        </text:list-item>
      </text:list>
      <text:p text:style-name="P2"><text:tab/><text:tab/><text:tab/>功能名_<text:span text:style-name="T4">3:编辑 功能类型:编辑</text:span></text:p>
      <text:list xml:id="list4964382118435569876" text:style-name="L3">
        <text:list-item>
          <text:p text:style-name="P9">字段名:供应商地区 标签类型:单选框 必填 可填写</text:p>
        </text:list-item>
        <text:list-item>
          <text:p text:style-name="P9">字段名:供应商名称<text:bookmark-start text:name="__DdeLink__1781_676031011"/> 标签类型:<text:bookmark-end text:name="__DdeLink__1781_676031011"/>文本框 必填</text:p>
        </text:list-item>
        <text:list-item>
          <text:p text:style-name="P9">字段名:供应商类型 标签类型:单选框 必填 不可填写</text:p>
        </text:list-item>
        <text:list-item>
          <text:p text:style-name="P9">字段名:经营范围 <text:s/>标签类型:文本框 必填</text:p>
        </text:list-item>
        <text:list-item>
          <text:p text:style-name="P9">字段名:主要产品和服务 <text:s/>标签类型:文本框 非必填</text:p>
        </text:list-item>
        <text:list-item>
          <text:p text:style-name="P9">字段名:业务联系人 <text:s/>标签类型:文本框 必填</text:p>
        </text:list-item>
        <text:list-item>
          <text:p text:style-name="P9">字段名:职务 <text:s/>标签类型:文本框 必填</text:p>
        </text:list-item>
        <text:list-item>
          <text:p text:style-name="P9">字段名:联系电话 <text:s/>标签类型:文本框 必填</text:p>
        </text:list-item>
        <text:list-item>
          <text:p text:style-name="P9">字段名:邮箱 <text:s/>标签类型:文本框 非必填</text:p>
        </text:list-item>
        <text:list-item>
          <text:p text:style-name="P9">字段名:传真 <text:s/>标签类型:文本框 非必填</text:p>
        </text:list-item>
      </text:list>
      <text:p text:style-name="P2"><text:tab/><text:tab/><text:tab/>功能名_<text:span text:style-name="T5">4:查看合作信息 功能类型:网格</text:span></text:p>
      <text:list xml:id="list7626430820397588240" text:style-name="L4">
        <text:list-item>
          <text:p text:style-name="P10">字段名:公司名称 </text:p>
        </text:list-item>
        <text:list-item>
          <text:p text:style-name="P10">字段名:产品/服务内容</text:p>
        </text:list-item>
        <text:list-item>
          <text:p text:style-name="P10">字段名:合作时间</text:p>
        </text:list-item>
        <text:list-item>
          <text:p text:style-name="P10">字段名:合作期限</text:p>
        </text:list-item>
      </text:list>
      <text:p text:style-name="P3"><text:soft-page-break/><text:tab/><text:tab/><text:tab/>功能名_<text:span text:style-name="T6">5:上传营业执照附件 功能类型:需要细说</text:span></text:p>
      <text:p text:style-name="P3"><text:tab/><text:tab/><text:tab/>功能名_<text:span text:style-name="T6">6:查看营业执照附件 功能类型:需要细说</text:span></text:p>
      <text:p text:style-name="P3"><text:tab/><text:tab/><text:tab/>功能名_<text:span text:style-name="T6">7:编辑详细信息 功能类型:需要细说</text:span></text:p>
      <text:p text:style-name="P3"><text:tab/><text:tab/><text:tab/>功能名_<text:span text:style-name="T6">9:查看详细信息 功能类型:需要细说</text:span></text:p>
      <text:p text:style-name="P4"><text:tab/><text:tab/>导航<text:span text:style-name="T1">名_2:供应商类型管理</text:span></text:p>
      <text:p text:style-name="P4"><text:tab/><text:tab/><text:tab/>功能名_<text:span text:style-name="T7">1:列表 功能类型:网格</text:span></text:p>
      <text:list xml:id="list3000425226223854697" text:style-name="L5">
        <text:list-item>
          <text:p text:style-name="P11">字段名:名称</text:p>
        </text:list-item>
        <text:list-item>
          <text:p text:style-name="P11">字段名:描述</text:p>
        </text:list-item>
        <text:list-item>
          <text:p text:style-name="P11">字段名:状态</text:p>
        </text:list-item>
      </text:list>
      <text:p text:style-name="P4"><text:tab/><text:tab/><text:tab/>功能名_<text:span text:style-name="T7">2:添加 功能类型:编辑</text:span></text:p>
      <text:list xml:id="list3600529542837294612" text:style-name="L6">
        <text:list-item>
          <text:p text:style-name="P12">字段名:名称<text:bookmark-start text:name="__DdeLink__1781_6760310111"/> 标签类型:<text:bookmark-end text:name="__DdeLink__1781_6760310111"/>文本框 必填</text:p>
        </text:list-item>
        <text:list-item>
          <text:p text:style-name="P12">字段名:描述<text:bookmark-start text:name="__DdeLink__1781_6760310112"/> 标签类型:<text:bookmark-end text:name="__DdeLink__1781_6760310112"/>文本框 非必填</text:p>
        </text:list-item>
      </text:list>
      <text:p text:style-name="P4"><text:tab/><text:tab/><text:tab/>功能名_<text:span text:style-name="T7">3:编辑 功能类型:编辑</text:span></text:p>
      <text:list xml:id="list5214532124657136444" text:style-name="L7">
        <text:list-item>
          <text:p text:style-name="P13">字段名:名称<text:bookmark-start text:name="__DdeLink__1781_6760310113"/> 标签类型:<text:bookmark-end text:name="__DdeLink__1781_6760310113"/>文本框 必填</text:p>
        </text:list-item>
        <text:list-item>
          <text:p text:style-name="P13">字段名:描述<text:bookmark-start text:name="__DdeLink__1781_6760310114"/> 标签类型:<text:bookmark-end text:name="__DdeLink__1781_6760310114"/>文本框 非必填</text:p>
        </text:list-item>
      </text:list>
      <text:p text:style-name="P4"><text:tab/><text:tab/><text:tab/>功能名_<text:span text:style-name="T7">3:删除 功能类型:编辑</text:span></text:p>
      <text:p text:style-name="P4"><text:tab/><text:tab/><text:tab/>功能名_<text:span text:style-name="T7">4:冻结 功能类型:编辑</text:span></text:p>
      <text:p text:style-name="P4"><text:tab/><text:tab/><text:tab/>功能名_<text:span text:style-name="T7">5:解冻 功能类型:编辑</text:span></text:p>
      <text:p text:style-name="P4"/>
      <text:p text:style-name="P4">修改:在添加供应商功能中 提供查询所有供应商地区和查询所有供应商类型的接口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6:06:05.483961738</meta:creation-date>
    <dc:date>2017-07-03T11:03:17.035668929</dc:date>
    <meta:editing-duration>PT2M33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2" meta:paragraph-count="64" meta:word-count="956" meta:character-count="1169" meta:non-whitespace-character-count="1040"/>
  </office:meta>
</office:document-meta>
</file>